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46cd" officeooo:paragraph-rsid="000e46cd"/>
    </style:style>
    <style:style style:name="P2" style:family="paragraph" style:parent-style-name="Standard">
      <style:text-properties officeooo:rsid="001030d3" officeooo:paragraph-rsid="001030d3"/>
    </style:style>
    <style:style style:name="P3" style:family="paragraph" style:parent-style-name="Standard">
      <style:text-properties officeooo:rsid="00112102" officeooo:paragraph-rsid="00112102"/>
    </style:style>
    <style:style style:name="P4" style:family="paragraph" style:parent-style-name="Standard">
      <style:text-properties officeooo:rsid="00119145" officeooo:paragraph-rsid="00119145"/>
    </style:style>
    <style:style style:name="P5" style:family="paragraph" style:parent-style-name="Standard">
      <style:text-properties officeooo:rsid="0012711e" officeooo:paragraph-rsid="0012711e"/>
    </style:style>
    <style:style style:name="P6" style:family="paragraph" style:parent-style-name="Standard">
      <style:text-properties officeooo:rsid="0012e79b" officeooo:paragraph-rsid="0012e79b"/>
    </style:style>
    <style:style style:name="P7" style:family="paragraph" style:parent-style-name="Standard">
      <style:text-properties officeooo:rsid="0013f305" officeooo:paragraph-rsid="0013f305"/>
    </style:style>
    <style:style style:name="P8" style:family="paragraph" style:parent-style-name="Standard">
      <style:text-properties officeooo:rsid="0015373b" officeooo:paragraph-rsid="0015373b"/>
    </style:style>
    <style:style style:name="T1" style:family="text">
      <style:text-properties officeooo:rsid="00127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 (para añadir repositorio si es propio)</text:p>
      <text:p text:style-name="P1">Repositorio nuevo para cada cosa: Practica 1, practica 2, practica 3</text:p>
      <text:p text:style-name="P1">commit: cambios en el programa (quien lo ha hecho, a que hora, ….)</text:p>
      <text:p text:style-name="P1">Archivo readme para saber que hace cada programa</text:p>
      <text:p text:style-name="P2">Archivo gitignore que compartir y que no</text:p>
      <text:p text:style-name="P2">licencia github (choosealicense.com) MIT license</text:p>
      <text:p text:style-name="P2">#titulo principal</text:p>
      <text:p text:style-name="P2">##subtitulo</text:p>
      <text:p text:style-name="P2">###subtitulo</text:p>
      <text:p text:style-name="P2"/>
      <text:p text:style-name="P3">contribuir a un código</text:p>
      <text:p text:style-name="P3">fork → Duplicado para nuestra cuenta</text:p>
      <text:p text:style-name="P3">Hacer pull request → llevar mejoras y commits al repositorio original (aceptar o rechazar)</text:p>
      <text:p text:style-name="P4">digital ocean</text:p>
      <text:p text:style-name="P4"/>
      <text:p text:style-name="P4">git clone URL</text:p>
      <text:p text:style-name="P5">git add nombredelarchivo</text:p>
      <text:p text:style-name="P4">git di<text:span text:style-name="T1">ffgit </text:span></text:p>
      <text:p text:style-name="P5">git status (si verde crear commit)</text:p>
      <text:p text:style-name="P5">git commit -m (y descripción)</text:p>
      <text:p text:style-name="P6">git push (subir cambios)</text:p>
      <text:p text:style-name="P7">git pull (descarga cambios en el repositorio)</text:p>
      <text:p text:style-name="P5">1a fase → Carpeta</text:p>
      <text:p text:style-name="P5">2a fase → Archivos seleccionados con cambios</text:p>
      <text:p text:style-name="P5">3a fase → Cambios de trabajo (commit)</text:p>
      <text:p text:style-name="P6">4a fase → Subir cambios</text:p>
      <text:p text:style-name="P6"/>
      <text:p text:style-name="P7">Trabajo en grupo</text:p>
      <text:p text:style-name="P7">Repositorio</text:p>
      <text:p text:style-name="P7">git clone</text:p>
      <text:p text:style-name="P7">Añade cosas</text:p>
      <text:p text:style-name="P7">git add</text:p>
      <text:p text:style-name="P7">git commit</text:p>
      <text:p text:style-name="P7">git push</text:p>
      <text:p text:style-name="P7">(git pull resto de miembros)</text:p>
      <text:p text:style-name="P7"/>
      <text:p text:style-name="P8">contraseña ssh key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18:42.028831496</meta:creation-date>
    <dc:date>2017-10-17T14:41:16.072220815</dc:date>
    <meta:editing-duration>PT1M23S</meta:editing-duration>
    <meta:editing-cycles>1</meta:editing-cycles>
    <meta:document-statistic meta:table-count="0" meta:image-count="0" meta:object-count="0" meta:page-count="1" meta:paragraph-count="33" meta:word-count="158" meta:character-count="945" meta:non-whitespace-character-count="819"/>
    <meta:generator>LibreOffice/5.4.2.2.0$Linux_X86_64 LibreOffice_project/40m0$Build-2</meta:generator>
  </office:meta>
</office:document-meta>
</file>